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end" style:justify-single-word="false"/>
      <style:text-properties officeooo:rsid="00140fda" officeooo:paragraph-rsid="00140fda"/>
    </style:style>
    <style:style style:name="P2" style:family="paragraph" style:parent-style-name="Preformatted_20_Text">
      <style:paragraph-properties fo:text-align="end" style:justify-single-word="false"/>
      <style:text-properties officeooo:rsid="00140fda" officeooo:paragraph-rsid="0016dfea"/>
    </style:style>
    <style:style style:name="P3" style:family="paragraph" style:parent-style-name="Preformatted_20_Text">
      <style:paragraph-properties fo:text-align="end" style:justify-single-word="false"/>
      <style:text-properties officeooo:rsid="00147088" officeooo:paragraph-rsid="00147088"/>
    </style:style>
    <style:style style:name="P4" style:family="paragraph" style:parent-style-name="Preformatted_20_Text">
      <style:paragraph-properties fo:text-align="end" style:justify-single-word="false"/>
      <style:text-properties officeooo:rsid="00148ea2" officeooo:paragraph-rsid="00148ea2"/>
    </style:style>
    <style:style style:name="P5" style:family="paragraph" style:parent-style-name="Preformatted_20_Text">
      <style:paragraph-properties fo:text-align="end" style:justify-single-word="false"/>
      <style:text-properties officeooo:rsid="0016102b" officeooo:paragraph-rsid="0016102b"/>
    </style:style>
    <style:style style:name="P6" style:family="paragraph" style:parent-style-name="Preformatted_20_Text">
      <style:paragraph-properties fo:text-align="end" style:justify-single-word="false"/>
      <style:text-properties officeooo:rsid="0016dfea" officeooo:paragraph-rsid="0016dfea"/>
    </style:style>
    <style:style style:name="P7" style:family="paragraph" style:parent-style-name="Preformatted_20_Text">
      <style:paragraph-properties fo:text-align="center" style:justify-single-word="false"/>
      <style:text-properties fo:font-size="12pt" fo:font-style="normal" style:text-underline-style="solid" style:text-underline-width="auto" style:text-underline-color="font-color" fo:font-weight="bold" officeooo:rsid="0016dfea" officeooo:paragraph-rsid="0016dfea" style:font-size-asian="12pt" style:font-style-asian="normal" style:font-weight-asian="bold" style:font-size-complex="12pt" style:font-style-complex="normal" style:font-weight-complex="bold"/>
    </style:style>
    <style:style style:name="T1" style:family="text">
      <style:text-properties officeooo:rsid="0016102b"/>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6102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הסבר על הפרויקט בתקשורת</text:p>
      <text:p text:style-name="P2"/>
      <text:p text:style-name="P2"><text:span text:style-name="T2">המשימה:</text:span> בניית מערכת צאט אירגונית אשר תשמש את עובדי הארגון לתקשורת פנימית על אותה רשת פנימית</text:p>
      <text:p text:style-name="P1"/>
      <text:p text:style-name="P1"><text:span text:style-name="T2">מטרה:</text:span> ללמוד וליישם כיצד פועלת תקשורת בפרוטוקולים השונים, העברת מסרים ביוניקסט ובמולטיקסט</text:p>
      <text:p text:style-name="P1"/>
      <text:p text:style-name="P3"><text:span text:style-name="T3">דרך ביצוע:</text:span><text:span text:style-name="T1"> </text:span>עיצוב המוצר נעשה בקבוצות קטנות וכתיבת הפרוייקט התבצעה היחידים תוך שמירה על פרוטוקול זהה כך שכל הצדדים בקבוצה יוכלו בסופו של דבר לתקשר זה עם זה קקליינט וכסרבר</text:p>
      <text:p text:style-name="P3"/>
      <text:p text:style-name="P4"><text:span text:style-name="T2">צד הסרבר:</text:span> צד זה התחלק למספר מודים כאשר לכל אחד תפקיד אחר במערכת</text:p>
      <text:p text:style-name="P4">המודול הראשי היה הסרבר מנג'ר, אליו פנה המשתמש באופן ישיר. מודול זה הפעיל את שאר המודולים בצד הסרבר הדרושים לצורך תפקוד המערכת</text:p>
      <text:p text:style-name="P4"/>
      <text:p text:style-name="P4">מודול נוסף היה הנטוורק, מודול זה אחראי על כל הצד של התקשורת במערכת. במודול זה נפתח הסוקט, נעשה "ביינד" ומתבצעת הקשבה לקו. זהו גם המקום בו מתקבלת התקשורת עם סוקטים אחרים של קליינטים שרוצים להתחבר, מתבצעת קבלה ושליחה וביניהם מתבצעת האפליקציה אותה רוצה להריץ הסרבר מנג'ר על המידע שקיבל</text:p>
      <text:p text:style-name="P5"/>
      <text:p text:style-name="P5">מודול נוסף הוא המודול האחראי על המשתמשים בצאט. מודול זה ניהל מבנה נתונים מסוג האש וסיפק פונקציות איפיאיי אליהם יכל הסרבר מנג'ר לפנות</text:p>
      <text:p text:style-name="P5"/>
      <text:p text:style-name="P5">מודול נוסף הוא המודול האחראי על הקבוצות בצאט. מודול זה ניהל גם הוא מבנה נתונים מסוג האש</text:p>
      <text:p text:style-name="P5"/>
      <text:p text:style-name="P5">המודול אשר היה אחראי לספק את התשתית להקמת תקשורת במולטיקסט היה גם חלק מצד הסרבר בפרויקט. מודול זה החזיק מאגר של כתובות חוקיות לתקשורת במולטיקסט במבנה נתונים מסוג תור. בנוסף סיפק פונקציות איפיאיי שנתנו את הכתובות וקיבלו אותם חזרה בתום השימוש כך שיוכלו להשתמש בהן שוב</text:p>
      <text:p text:style-name="P5"/>
      <text:p text:style-name="P5"/>
      <text:p text:style-name="P6"><text:span text:style-name="T2">צד הקליינט:</text:span> צד זה היה אחראי על הממשק של המשתמש אל מול הסרבר ועל הצאט עצמו שנעשה בעזרת תקשורת יודיפי</text:p>
      <text:p text:style-name="P6">המודול הראשי בצד זה היה הקליינט מנג'ר אשר אליו פנה המשתמש ישירות והוא שהפעיל את הממשק הדרוש לצורך התוכנית</text:p>
      <text:p text:style-name="P6"/>
      <text:p text:style-name="P6">המודול שאחראי על התקשורת עם צד הסרבר היה הקליינט נטוורק. מודול זה סיפק פונקציות אייפיאיי אליהם פנה הקליינטר מנג'ר כדי לתקשר עם הסרבר, לדוגמה, פונקציה שמתחברת לסרבר, פונקציה ששולחת ומקבלת מידע ועוד</text:p>
      <text:p text:style-name="P6"/>
      <text:p text:style-name="P6">מודול נוסף היה המודל האחראי על הצאט עצמו ועל התקשורת ביודיפי. מודול זה סיפק גם הוא פונקציות איפייאיי אליהם פנה הקליינט מנגר. מודול זה ידע לפתוח סוקטים לצורך תקשורת יודיפי, לפתוח תהליכים חדשים בחלונות חדשים לצורך הממשק של המשתמש, ולנהל את הנתונים על האנשים הנמצאים בכל קבוצה. מודול זה השתמש גם הוא במבנה נתונים מסוג האש והחזיק בתוכו מידע כמו שם הקבוצה, שם המשתמש והפיאיידי של שני התהליכים שנפתחו לצורך הממשק של הצד. תהליך אחד לשליחת מידע ותהליך אחד לתצוגת המידע. מידע זה נשמר לצורך סגירת התהליכים ביציאת המשתמש מקבוצה מסויימת</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10T08:37:06.477522291</dc:date>
    <meta:generator>LibreOffice/4.2.8.2$Linux_x86 LibreOffice_project/420m0$Build-2</meta:generator>
    <meta:editing-duration>PT27M9S</meta:editing-duration>
    <meta:editing-cycles>4</meta:editing-cycles>
    <meta:document-statistic meta:table-count="0" meta:image-count="0" meta:object-count="0" meta:page-count="1" meta:paragraph-count="14" meta:word-count="394" meta:character-count="2248" meta:non-whitespace-character-count="1868"/>
  </office:meta>
</office:document-meta>
</file>